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size="11pt" fo:language="fr" fo:country="FR" style:font-size-asian="11pt" style:language-asian="en" style:country-asian="US" style:font-name-complex="Times New Roman1" style:font-size-complex="11pt" style:language-complex="ar" style:country-complex="SA"/>
    </style:style>
    <style:style style:name="P2" style:family="paragraph" style:parent-style-name="Header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Title">
      <style:paragraph-properties fo:margin-left="0cm" fo:margin-right="0cm" fo:text-indent="0cm" style:auto-text-indent="false" style:writing-mode="lr-tb"/>
    </style:style>
    <style:style style:name="P4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5" style:family="paragraph" style:parent-style-name="No_20_Spacing">
      <style:paragraph-properties fo:margin-left="0cm" fo:margin-right="0cm" fo:text-indent="0cm" style:auto-text-indent="false" style:writing-mode="lr-tb"/>
    </style:style>
    <style:style style:name="P6" style:family="paragraph" style:parent-style-name="No_20_Spacing">
      <style:paragraph-properties fo:margin-left="0cm" fo:margin-right="0cm" fo:text-indent="0cm" style:auto-text-indent="false" style:writing-mode="lr-tb"/>
      <style:text-properties fo:font-style="italic" fo:font-weight="bold" officeooo:rsid="001df4dc" officeooo:paragraph-rsid="001df4dc" style:font-style-asian="italic" style:font-weight-asian="bold" style:font-style-complex="italic" style:font-weight-complex="bold"/>
    </style:style>
    <style:style style:name="P7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21aba5"/>
    </style:style>
    <style:style style:name="P8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22037d"/>
    </style:style>
    <style:style style:name="P9" style:family="paragraph" style:parent-style-name="No_20_Spacing">
      <style:paragraph-properties fo:margin-left="0cm" fo:margin-right="0cm" fo:text-indent="0cm" style:auto-text-indent="false" style:writing-mode="lr-tb"/>
      <style:text-properties fo:language="en" fo:country="US" officeooo:rsid="0021aba5"/>
    </style:style>
    <style:style style:name="P10" style:family="paragraph" style:parent-style-name="No_20_Spacing">
      <style:paragraph-properties fo:margin-left="0cm" fo:margin-right="0cm" fo:text-indent="0cm" style:auto-text-indent="false" style:writing-mode="lr-tb"/>
      <style:text-properties officeooo:rsid="0024edd9" officeooo:paragraph-rsid="0024edd9"/>
    </style:style>
    <style:style style:name="P11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24edd9"/>
    </style:style>
    <style:style style:name="P12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335bd8"/>
    </style:style>
    <style:style style:name="P13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381bc5"/>
    </style:style>
    <style:style style:name="P14" style:family="paragraph" style:parent-style-name="No_20_Spacing" style:list-style-name="WWNum1">
      <style:paragraph-properties fo:margin-left="1.27cm" fo:margin-right="0cm" fo:text-indent="-0.635cm" style:auto-text-indent="false" style:writing-mode="lr-tb"/>
    </style:style>
    <style:style style:name="P15" style:family="paragraph" style:parent-style-name="No_20_Spacing" style:list-style-name="WWNum1">
      <style:paragraph-properties fo:margin-left="1.27cm" fo:margin-right="0cm" fo:text-indent="-0.635cm" style:auto-text-indent="false" style:writing-mode="lr-tb"/>
      <style:text-properties officeooo:paragraph-rsid="0021aba5"/>
    </style:style>
    <style:style style:name="P16" style:family="paragraph" style:parent-style-name="No_20_Spacing" style:list-style-name="WWNum1">
      <style:paragraph-properties fo:margin-left="1.27cm" fo:margin-right="0cm" fo:text-indent="-0.635cm" style:auto-text-indent="false" style:writing-mode="lr-tb"/>
      <style:text-properties officeooo:paragraph-rsid="0022037d"/>
    </style:style>
    <style:style style:name="P17" style:family="paragraph" style:parent-style-name="Title" style:master-page-name="Standard">
      <style:paragraph-properties fo:margin-left="0cm" fo:margin-right="0cm" fo:text-align="center" style:justify-single-word="false" fo:text-indent="0cm" style:auto-text-indent="false" style:page-number="auto" style:writing-mode="lr-tb"/>
    </style:style>
    <style:style style:name="P18" style:family="paragraph">
      <loext:graphic-properties draw:fill="gradient" draw:fill-color="#ddebcf" draw:fill-gradient-name="Gradient_20_1"/>
      <style:paragraph-properties style:writing-mode="lr-tb"/>
    </style:style>
    <style:style style:name="P19" style:family="paragraph">
      <style:paragraph-properties style:writing-mode="lr-tb"/>
      <style:text-properties style:font-name="Arial" fo:font-size="24pt" fo:letter-spacing="0.001cm" fo:font-style="normal" fo:font-weight="normal" style:font-name-asian="Arial" style:font-name-complex="Arial" style:text-scale="120%"/>
    </style:style>
    <style:style style:name="P20" style:family="paragraph">
      <loext:graphic-properties draw:fill="gradient" draw:fill-color="#ffffff" draw:fill-gradient-name="Gradient_20_2"/>
      <style:paragraph-properties style:writing-mode="lr-tb"/>
      <style:text-properties style:font-name="Arial" fo:font-size="24pt" fo:letter-spacing="0.001cm" fo:font-style="normal" fo:font-weight="normal" style:font-name-asian="Arial" style:font-name-complex="Arial" style:text-scale="120%"/>
    </style:style>
    <style:style style:name="P21" style:family="paragraph">
      <style:paragraph-properties style:writing-mode="lr-tb"/>
    </style:style>
    <style:style style:name="P22" style:family="paragraph">
      <loext:graphic-properties draw:fill="solid" draw:fill-color="#ffffff"/>
      <style:paragraph-properties style:writing-mode="lr-tb"/>
    </style:style>
    <style:style style:name="T1" style:family="text">
      <style:text-properties style:font-name="Calibri" fo:font-size="11pt" fo:language="fr" fo:country="FR" style:font-size-asian="11pt" style:language-asian="en" style:country-asian="US" style:font-name-complex="Times New Roman1" style:font-size-complex="11pt" style:language-complex="ar" style:country-complex="SA"/>
    </style:style>
    <style:style style:name="T2" style:family="text">
      <style:text-properties style:font-name="Calibri" fo:language="fr" fo:country="FR" style:language-asian="en" style:country-asian="US" style:language-complex="ar" style:country-complex="SA"/>
    </style:style>
    <style:style style:name="T3" style:family="text">
      <style:text-properties style:font-name="Calibri" fo:language="fr" fo:country="FR" officeooo:rsid="0022037d" style:language-asian="en" style:country-asian="US" style:language-complex="ar" style:country-complex="SA"/>
    </style:style>
    <style:style style:name="T4" style:family="text">
      <style:text-properties style:font-name="Calibri" fo:language="fr" fo:country="FR" officeooo:rsid="0024edd9" style:language-asian="en" style:country-asian="US" style:language-complex="ar" style:country-complex="SA"/>
    </style:style>
    <style:style style:name="T5" style:family="text">
      <style:text-properties style:font-name="Calibri" fo:language="fr" fo:country="FR" fo:font-style="normal" fo:font-weight="normal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6" style:family="text">
      <style:text-properties style:font-name="Calibri" fo:language="fr" fo:country="FR" fo:font-style="normal" fo:font-weight="normal" officeooo:rsid="0024edd9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style:font-name="Calibri" fo:language="en" fo:country="US" style:language-asian="en" style:country-asian="US" style:language-complex="ar" style:country-complex="SA"/>
    </style:style>
    <style:style style:name="T8" style:family="text">
      <style:text-properties style:font-name="Calibri Light" fo:language="fr" fo:country="FR" style:font-name-asian="Times New Roman1" style:language-asian="en" style:country-asian="US" style:font-name-complex="Calibri Light1" style:language-complex="ar" style:country-complex="SA"/>
    </style:style>
    <style:style style:name="T9" style:family="text">
      <style:text-properties fo:color="#0070c0" style:font-name="Calibri" fo:language="fr" fo:country="FR" officeooo:rsid="0024edd9" style:language-asian="en" style:country-asian="US" style:language-complex="ar" style:country-complex="SA"/>
    </style:style>
    <style:style style:name="T10" style:family="text">
      <style:text-properties fo:color="#0070c0" style:font-name="Calibri" fo:language="fr" fo:country="FR" officeooo:rsid="002a33e8" style:language-asian="en" style:country-asian="US" style:language-complex="ar" style:country-complex="SA"/>
    </style:style>
    <style:style style:name="T11" style:family="text">
      <style:text-properties fo:color="#ff0000" style:font-name="Calibri" fo:language="fr" fo:country="FR" officeooo:rsid="0024edd9" style:language-asian="en" style:country-asian="US" style:language-complex="ar" style:country-complex="SA"/>
    </style:style>
    <style:style style:name="T12" style:family="text">
      <style:text-properties fo:color="#ff0000" style:font-name="Calibri" fo:language="fr" fo:country="FR" fo:font-style="normal" fo:font-weight="bold" officeooo:rsid="0021aba5" style:language-asian="en" style:country-asian="US" style:font-style-asian="normal" style:font-weight-asian="bold" style:language-complex="ar" style:country-complex="SA" style:font-style-complex="normal" style:font-weight-complex="bold"/>
    </style:style>
    <style:style style:name="T13" style:family="text">
      <style:text-properties fo:color="#ff0000" fo:font-weight="bold" officeooo:rsid="0021aba5" style:font-weight-asian="bold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24edd9"/>
    </style:style>
    <style:style style:name="T16" style:family="text">
      <style:text-properties officeooo:rsid="001b8193"/>
    </style:style>
    <style:style style:name="T17" style:family="text">
      <style:text-properties fo:font-weight="normal" officeooo:rsid="0021aba5" style:font-weight-asian="normal" style:font-weight-complex="normal"/>
    </style:style>
    <style:style style:name="T18" style:family="text">
      <style:text-properties fo:font-style="normal" fo:font-weight="normal" officeooo:rsid="0024edd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cea28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font-name="Calibri" fo:language="fr" fo:country="FR" fo:font-style="normal" fo:font-weight="normal" officeooo:rsid="0021aba5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21" style:family="text">
      <style:text-properties style:use-window-font-color="true" style:font-name="Calibri" fo:language="fr" fo:country="FR" fo:font-style="normal" fo:font-weight="normal" officeooo:rsid="00335bd8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22" style:family="text">
      <style:text-properties style:use-window-font-color="true" fo:font-style="normal" fo:font-weight="normal" officeooo:rsid="0021aba5" style:font-style-asian="normal" style:font-weight-asian="normal" style:font-style-complex="normal" style:font-weight-complex="normal"/>
    </style:style>
    <style:style style:name="T23" style:family="text">
      <style:text-properties officeooo:rsid="0022037d"/>
    </style:style>
    <style:style style:name="T24" style:family="text">
      <style:text-properties officeooo:rsid="0024edd9"/>
    </style:style>
    <style:style style:name="T25" style:family="text">
      <style:text-properties officeooo:rsid="00344cef"/>
    </style:style>
    <style:style style:name="T26" style:family="text">
      <style:text-properties officeooo:rsid="0039b8e3"/>
    </style:style>
    <style:style style:name="T27" style:family="text">
      <style:text-properties fo:color="#008000" style:font-name="Arial1" fo:font-size="7pt" fo:language="fr" fo:country="FR" fo:font-weight="bold" style:font-name-asian="Times New Roman" style:font-size-asian="7pt" style:font-weight-asian="bold" style:font-name-complex="Arial1" style:font-size-complex="10pt" style:language-complex="ar" style:country-complex="SA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gradient" draw:fill-color="#ddebcf" draw:fill-gradient-name="Gradient_20_1" draw:textarea-horizontal-align="left" draw:textarea-vertical-align="top" draw:auto-grow-height="false" fo:min-height="0.303cm" fo:min-width="2.928cm" fo:padding-top="0.229cm" fo:padding-bottom="0.229cm" fo:padding-left="0.441cm" fo:padding-right="0.441cm" fo:wrap-option="wrap" draw:shadow="visible" draw:shadow-offset-x="0.305cm" draw:shadow-offset-y="0.305cm" draw:shadow-color="#003300" style:run-through="foreground"/>
    </style:style>
    <style:style style:name="gr3" style:family="graphic">
      <style:graphic-properties draw:stroke="none" draw:fill="gradient" draw:fill-color="#ffffff" draw:fill-gradient-name="Gradient_20_2" draw:textarea-horizontal-align="center" draw:textarea-vertical-align="top" draw:auto-grow-height="false" draw:auto-grow-width="false" draw:fit-to-size="false" style:shrink-to-fit="false" fo:min-height="0.303cm" fo:min-width="2.268cm" fo:padding-top="0.229cm" fo:padding-bottom="0.229cm" fo:padding-left="0.441cm" fo:padding-right="0.441cm" fo:wrap-option="wrap" draw:shadow="visible" draw:shadow-offset-x="0.062cm" draw:shadow-offset-y="0.106cm" draw:shadow-color="#4d4d4d" style:run-through="foreground"/>
    </style:style>
    <style:style style:name="gr4" style:family="graphic">
      <style:graphic-properties draw:stroke="non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Book_20_Title"><text:span text:style-name="T8">Fiche du locataire</text:span></text:span></text:p>
      <text:p text:style-name="P3"><text:span text:style-name="Book_20_Title"><text:span text:style-name="T8">Locataire</text:span></text:span></text:p>
      <text:p text:style-name="P5"><text:span text:style-name="Book_20_Title"><text:span text:style-name="T2">Nom</text:span></text:span> : <text:text-input text:description="">{{tenant.name}}</text:text-input></text:p>
      <text:p text:style-name="P5"><text:span text:style-name="Book_20_Title"><text:span text:style-name="T2">Prénom</text:span></text:span> : <text:text-input text:description="">{{tenant.first_name}}</text:text-input></text:p>
      <text:p text:style-name="P5"><text:span text:style-name="Book_20_Title"><text:span text:style-name="T2">Sexe</text:span></text:span> : <text:text-input text:description="">{{tenant.gender}}</text:text-input></text:p>
      <text:p text:style-name="P5"><text:span text:style-name="Book_20_Title"><text:span text:style-name="T2">Date</text:span></text:span> <text:span text:style-name="Book_20_Title"><text:span text:style-name="T2">de</text:span></text:span> <text:span text:style-name="Book_20_Title"><text:span text:style-name="T2">naissance</text:span></text:span> : <text:text-input text:description="">{{tenant.birthday|format_date}}</text:text-input></text:p>
      <text:p text:style-name="P5"><text:span text:style-name="Book_20_Title"><text:span text:style-name="T2">Lieu</text:span></text:span> <text:span text:style-name="Book_20_Title"><text:span text:style-name="T2">de</text:span></text:span> <text:span text:style-name="Book_20_Title"><text:span text:style-name="T2">naissance</text:span></text:span> : <text:text-input text:description="">{{tenant.birthcity}}</text:text-input><text:s/><text:span text:style-name="T16">(</text:span><text:span text:style-name="T16"><text:text-input text:description="">{{tenant.birthdepartement}}</text:text-input></text:span><text:span text:style-name="T16">) </text:span><text:span text:style-name="T16"><text:text-input text:description="">{{tenant.birthcountry}}</text:text-input></text:span></text:p>
      <text:p text:style-name="P5"><text:span text:style-name="Book_20_Title"><text:span text:style-name="T2">Adresse</text:span></text:span> : <text:text-input text:description="">{{tenant.street_number}}</text:text-input><text:span text:style-name="T24"><text:s/></text:span><text:span text:style-name="T24"><text:text-input text:description="">{{tenant.street}}</text:text-input></text:span><text:s/>, <text:text-input text:description="">{{tenant.zipcode}}</text:text-input><text:s/><text:text-input text:description="">{{tenant.city}}</text:text-input>, <text:text-input text:description="">{{tenant.city}}</text:text-input></text:p>
      <text:p text:style-name="P5"><text:span text:style-name="Book_20_Title"><text:span text:style-name="T2">Téléphone</text:span></text:span> : <text:text-input text:description="">{{tenant.cellphone}}</text:text-input></text:p>
      <text:p text:style-name="P5"><text:span text:style-name="Book_20_Title"><text:span text:style-name="T2">Ecole</text:span></text:span> : <text:text-input text:description="">{{tenant.school}}</text:text-input></text:p>
      <text:p text:style-name="P5"><text:span text:style-name="Book_20_Title"><text:span text:style-name="T2">Observations</text:span></text:span> :</text:p>
      <text:p text:style-name="P10"><text:text-input text:description=""/><text:text-input text:description="">{{tenant.observations}}</text:text-input></text:p>
      <text:p text:style-name="P3"><text:span text:style-name="Book_20_Title"><text:span text:style-name="T8">Dossier</text:span></text:span></text:p>
      <text:p text:style-name="P11"><text:span text:style-name="Book_20_Title"><text:span text:style-name="T9"><text:text-input text:description="">{% if tenant.temporary %}</text:text-input></text:span></text:span><text:span text:style-name="Book_20_Title"><text:span text:style-name="T9">Locataire passager</text:span></text:span><text:span text:style-name="Book_20_Title"><text:span text:style-name="T10"><text:text-input text:description="">{% endif %}</text:text-input></text:span></text:span></text:p>
      <text:p text:style-name="P12"><text:span text:style-name="Book_20_Title"><text:span text:style-name="T21"><text:text-input text:description="">{% if leasing.contract_signed %}</text:text-input></text:span></text:span></text:p>
      <text:p text:style-name="P8"><text:span text:style-name="Book_20_Title"><text:span text:style-name="T2">Contrat de location</text:span></text:span><text:span text:style-name="Book_20_Title"><text:span text:style-name="T11"> </text:span></text:span><text:span text:style-name="Book_20_Title"><text:span text:style-name="T2">sign</text:span></text:span><text:span text:style-name="Book_20_Title"><text:span text:style-name="T3">é : </text:span></text:span><text:span text:style-name="Book_20_Title"><text:span text:style-name="T6"><text:text-input text:description="">{{leasing.contract_date}}</text:text-input></text:span></text:span></text:p>
      <text:p text:style-name="P8"><text:span text:style-name="Book_20_Title"><text:span text:style-name="T6"><text:text-input text:description="">{% else %}</text:text-input></text:span></text:span></text:p>
      <text:p text:style-name="P12"><text:span text:style-name="Book_20_Title"><text:span text:style-name="T4">Contrat de location </text:span></text:span><text:span text:style-name="Book_20_Title"><text:span text:style-name="T11">non </text:span></text:span><text:span text:style-name="Book_20_Title"><text:span text:style-name="T4">sign</text:span></text:span><text:span text:style-name="Book_20_Title"><text:span text:style-name="T3">é</text:span></text:span></text:p>
      <text:p text:style-name="P12"><text:span text:style-name="Book_20_Title"><text:span text:style-name="T6"><text:text-input text:description="">{% endif %}</text:text-input></text:span></text:span></text:p>
      <text:p text:style-name="P8"><text:span text:style-name="Book_20_Title"><text:span text:style-name="T2">Caution</text:span></text:span> <text:span text:style-name="Book_20_Title"><text:span text:style-name="T2">payée</text:span></text:span> : <text:text-input text:description="">{% if leasing.bail %}{{leasing.bail}}{% else %}</text:text-input><text:span text:style-name="T25">Non</text:span><text:span text:style-name="T25"><text:text-input text:description="">{% endif %}</text:text-input></text:span></text:p>
      <text:p text:style-name="P7"><text:span text:style-name="Book_20_Title"><text:span text:style-name="T2">Mode de règlement </text:span></text:span>: <text:text-input text:description="">{{leasing.payment}}</text:text-input></text:p>
      <text:p text:style-name="P7"><text:span text:style-name="Book_20_Title"><text:span text:style-name="T2">Garant : </text:span></text:span><text:span text:style-name="Book_20_Title"><text:span text:style-name="T2"><text:text-input text:description="">{% if leasing.stranger %}</text:text-input></text:span></text:span><text:span text:style-name="Book_20_Title"><text:span text:style-name="T4">locataire pas étranger</text:span></text:span><text:span text:style-name="Book_20_Title"><text:span text:style-name="T4"><text:text-input text:description="">{% endif %}</text:text-input></text:span></text:span></text:p>
      <text:list xml:id="list1855674821" text:style-name="WWNum1">
        <text:list-item>
          <text:p text:style-name="P14"><text:span text:style-name="Book_20_Title"><text:span text:style-name="T2">Pièce d’identité du garant</text:span></text:span> : <text:text-input text:description="">{% if leasing.idgarant %}</text:text-input><text:span text:style-name="T17">Oui</text:span><text:span text:style-name="T17"><text:text-input text:description="">{% else %}</text:text-input></text:span><text:span text:style-name="T13">Non</text:span><text:span text:style-name="T22"><text:text-input text:description="">{% endif %}</text:text-input></text:span></text:p>
        </text:list-item>
        <text:list-item>
          <text:p text:style-name="P15"><text:span text:style-name="Book_20_Title"><text:span text:style-name="T2">3 derniers bulletins du garant : </text:span></text:span><text:span text:style-name="Book_20_Title"><text:span text:style-name="T5"><text:text-input text:description="">{% if leasing.payinslip %}</text:text-input></text:span></text:span><text:span text:style-name="Book_20_Title"><text:span text:style-name="T20">Oui</text:span></text:span><text:span text:style-name="Book_20_Title"><text:span text:style-name="T20"><text:text-input text:description="">{% else %}</text:text-input></text:span></text:span><text:span text:style-name="Book_20_Title"><text:span text:style-name="T12">Non</text:span></text:span><text:span text:style-name="Book_20_Title"><text:span text:style-name="T20"><text:text-input text:description="">{% endif %}</text:text-input></text:span></text:span></text:p>
        </text:list-item>
        <text:list-item>
          <text:p text:style-name="P16"><text:span text:style-name="Book_20_Title"><text:span text:style-name="T2">Avis d’imposition du garant :</text:span></text:span> <text:text-input text:description=""/><text:text-input text:description="">{% if leasing.tax_notice %}</text:text-input><text:span text:style-name="Book_20_Title"><text:span text:style-name="T20">Oui</text:span></text:span><text:span text:style-name="Book_20_Title"><text:span text:style-name="T20"><text:text-input text:description="">{% else %}</text:text-input></text:span></text:span><text:span text:style-name="Book_20_Title"><text:span text:style-name="T12">Non</text:span></text:span><text:span text:style-name="Book_20_Title"><text:span text:style-name="T20"><text:text-input text:description="">{% endif %}</text:text-input></text:span></text:span></text:p>
        </text:list-item>
      </text:list>
      <text:p text:style-name="P5"><text:span text:style-name="Book_20_Title"><text:span text:style-name="T2">Assurance</text:span></text:span> <text:span text:style-name="Book_20_Title"><text:span text:style-name="T2">expire</text:span></text:span> <text:span text:style-name="Book_20_Title"><text:span text:style-name="T2">le</text:span></text:span> : <text:text-input text:description="">{{leasing.insuranceDeadline|format_date}}</text:text-input></text:p>
      <text:p text:style-name="P5"><text:span text:style-name="Book_20_Title"><text:span text:style-name="T2">Date d’entrée dans la résidence</text:span></text:span> : <text:text-input text:description="">{{tenant.date_of_entry|format_date}}</text:text-input></text:p>
      <text:p text:style-name="P5"><text:span text:style-name="Book_20_Title"><text:span text:style-name="T2">Date d’entrée dans la chambre</text:span></text:span> : <text:text-input text:description="">{{leasing.date_of_entry|format_date}}</text:text-input></text:p>
      <text:p text:style-name="P5"><text:span text:style-name="Book_20_Title"><text:span text:style-name="T7">Date APL</text:span></text:span><text:span text:style-name="T14"> : </text:span><text:span text:style-name="T15"><text:text-input text:description="">{{leasing.apl|format_date}}</text:text-input></text:span></text:p>
      <text:p text:style-name="P5"><text:span text:style-name="Book_20_Title"><text:span text:style-name="T7">N° CAF</text:span></text:span><text:span text:style-name="T14"> : </text:span><text:span text:style-name="T15"><text:text-input text:description="">{{leasing.caf}}</text:text-input></text:span></text:p>
      <text:p text:style-name="P9"/>
      <text:p text:style-name="P3"><text:span text:style-name="Book_20_Title"><text:span text:style-name="T8">Chambre</text:span></text:span></text:p>
      <text:p text:style-name="P5"><text:span text:style-name="Book_20_Title"><text:span text:style-name="T2">Lot</text:span></text:span> : <text:text-input text:description="">{{room.lot}}</text:text-input></text:p>
      <text:p text:style-name="P5"><text:span text:style-name="Book_20_Title"><text:span text:style-name="T2">Chambre</text:span></text:span> : <text:text-input text:description="">{{room}}</text:text-input></text:p>
      <text:p text:style-name="P5"><text:span text:style-name="Book_20_Title"><text:span text:style-name="T2">Genre</text:span></text:span> : <text:text-input text:description="">{{room.rent_type}}</text:text-input></text:p>
      <text:p text:style-name="P5"><text:span text:style-name="Book_20_Title"><text:span text:style-name="T2">Loyer</text:span></text:span> : <text:s/><text:text-input text:description="">{{room.rent_type.rent}}</text:text-input><text:s/><text:span text:style-name="T23">( + forfaits services : </text:span><text:span text:style-name="T23"><text:text-input text:description="">{{room.rent_type.service}}</text:text-input></text:span><text:span text:style-name="T23">+ charges : </text:span><text:span text:style-name="T23"><text:text-input text:description="">{{room.rent_type.charges}}</text:text-input></text:span><text:span text:style-name="T23">)</text:span>€</text:p>
      <text:p text:style-name="P5"><text:span text:style-name="Book_20_Title"><text:span text:style-name="T2">Superficie</text:span></text:span> : <text:text-input text:description="">{{room.rent_type.surface}}</text:text-input></text:p>
      <text:p text:style-name="P13"><text:span text:style-name="Book_20_Title"><text:span text:style-name="T2">Anciennes chambres</text:span></text:span> : <text:span text:style-name="Book_20_Title"><text:span text:style-name="T2"><text:text-input text:description="">{% if tenant.previous_rooms %}</text:text-input></text:span></text:span><text:text-input text:description="">{% for room in tenant.previous_rooms %}{{room}}, {% endfor %}</text:text-input><text:text-input text:description="">{% else %}</text:text-input><text:span text:style-name="T26">Pas d’anciennes chambres</text:span><text:span text:style-name="T26"><text:text-input text:description="">{% endif %}</text:text-input></text:span></text:p>
      <text:p text:style-name="P6">Prochaine chambre : <text:span text:style-name="T18"><text:text-input text:description="">{% if tenant.nextRoom %}{{tenant.nextRoom}}{% else %}</text:text-input></text:span><text:span text:style-name="T19">Pas de prochaine chambre</text:span><text:span text:style-name="T19"><text:text-input text:description="">{% endif %}</text:text-input></text:span></text:p>
      <text:p text:style-name="P5"><text:span text:style-name="Book_20_Title"><text:span text:style-name="T2">Observations</text:span></text:span> <text:span text:style-name="Book_20_Title"><text:span text:style-name="T2">de</text:span></text:span> <text:span text:style-name="Book_20_Title"><text:span text:style-name="T2">la</text:span></text:span> <text:span text:style-name="Book_20_Title"><text:span text:style-name="T2">chambre</text:span></text:span> :</text:p>
      <text:p text:style-name="P10"><text:soft-page-break/><text:text-input text:description="">{{room.observations}}</text:text-input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ddebcf" draw:end-color="#156b13" draw:start-intensity="100%" draw:end-intensity="100%" draw:angle="3150" draw:border="0%"/>
    <draw:gradient draw:name="Gradient_20_2" draw:display-name="Gradient 2" draw:style="axial" draw:start-color="#ffffff" draw:end-color="#ffffcc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Symbol1" style:font-family-asian="Symbol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Symbol1" style:font-family-asian="Symbol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Symbol1" style:font-family-asian="Symbol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cm" fo:margin-bottom="0.282cm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18cm" fo:language="fr" fo:country="FR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 fo:font-size="11pt" fo:language="fr" fo:country="FR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 fo:font-size="11pt" fo:language="fr" fo:country="FR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size="11pt" fo:language="fr" fo:country="FR" style:font-size-asian="11pt" style:language-asian="en" style:country-asian="US" style:font-name-complex="Times New Roman1" style:font-size-complex="11pt" style:language-complex="ar" style:country-complex="SA"/>
    </style:style>
    <style:style style:name="MP2" style:family="paragraph">
      <loext:graphic-properties draw:fill="gradient" draw:fill-color="#ddebcf" draw:fill-gradient-name="Gradient_20_1"/>
      <style:paragraph-properties style:writing-mode="lr-tb"/>
    </style:style>
    <style:style style:name="MP3" style:family="paragraph">
      <style:paragraph-properties style:writing-mode="lr-tb"/>
      <style:text-properties style:font-name="Arial" fo:font-size="24pt" fo:letter-spacing="0.001cm" fo:font-style="normal" fo:font-weight="normal" style:font-name-asian="Arial" style:font-name-complex="Arial" style:text-scale="120%"/>
    </style:style>
    <style:style style:name="MP4" style:family="paragraph">
      <loext:graphic-properties draw:fill="gradient" draw:fill-color="#ffffff" draw:fill-gradient-name="Gradient_20_2"/>
      <style:paragraph-properties style:writing-mode="lr-tb"/>
      <style:text-properties style:font-name="Arial" fo:font-size="24pt" fo:letter-spacing="0.001cm" fo:font-style="normal" fo:font-weight="normal" style:font-name-asian="Arial" style:font-name-complex="Arial" style:text-scale="120%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ffffff"/>
      <style:paragraph-properties style:writing-mode="lr-tb"/>
    </style:style>
    <style:style style:name="MP7" style:family="paragraph" style:parent-style-name="Header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fo:color="#008000" style:font-name="Arial1" fo:font-size="7pt" fo:language="fr" fo:country="FR" fo:font-weight="bold" style:font-name-asian="Times New Roman" style:font-size-asian="7pt" style:font-weight-asian="bold" style:font-name-complex="Arial1" style:font-size-complex="10pt" style:language-complex="ar" style:country-complex="SA"/>
    </style:style>
    <style:style style:name="MT2" style:family="text">
      <style:text-properties style:font-name="Calibri" fo:font-size="11pt" fo:language="fr" fo:country="FR" style:font-size-asian="11pt" style:language-asian="en" style:country-asian="US" style:font-name-complex="Times New Roman1" style:font-size-complex="11pt" style:language-complex="ar" style:country-complex="SA"/>
    </style:style>
    <style:style style:name="M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none" draw:fill="gradient" draw:fill-color="#ddebcf" draw:fill-gradient-name="Gradient_20_1" draw:textarea-horizontal-align="left" draw:textarea-vertical-align="top" draw:auto-grow-height="false" fo:min-height="0.303cm" fo:min-width="2.928cm" fo:padding-top="0.229cm" fo:padding-bottom="0.229cm" fo:padding-left="0.441cm" fo:padding-right="0.441cm" fo:wrap-option="wrap" draw:shadow="visible" draw:shadow-offset-x="0.305cm" draw:shadow-offset-y="0.305cm" draw:shadow-color="#003300" style:run-through="foreground"/>
    </style:style>
    <style:style style:name="Mgr3" style:family="graphic">
      <style:graphic-properties draw:stroke="none" draw:fill="gradient" draw:fill-color="#ffffff" draw:fill-gradient-name="Gradient_20_2" draw:textarea-horizontal-align="center" draw:textarea-vertical-align="top" draw:auto-grow-height="false" draw:auto-grow-width="false" draw:fit-to-size="false" style:shrink-to-fit="false" fo:min-height="0.303cm" fo:min-width="2.268cm" fo:padding-top="0.229cm" fo:padding-bottom="0.229cm" fo:padding-left="0.441cm" fo:padding-right="0.441cm" fo:wrap-option="wrap" draw:shadow="visible" draw:shadow-offset-x="0.062cm" draw:shadow-offset-y="0.106cm" draw:shadow-color="#4d4d4d" style:run-through="foreground"/>
    </style:style>
    <style:style style:name="Mgr4" style:family="graphic">
      <style:graphic-properties draw:stroke="non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g text:anchor-type="char" draw:z-index="1" draw:style-name="Mgr1"><draw:custom-shape draw:style-name="Mgr2" draw:text-style-name="MP2" svg:width="3.811cm" svg:height="0.763cm" draw:transform="rotate (-3.14159265358979) translate (5.34811111111111cm 0.536222222222222cm)"><text:p/><draw:enhanced-geometry svg:viewBox="0 0 21600 21600" draw:type="rectangle" draw:enhanced-path="M 0 0 L 21600 0 21600 21600 0 21600 0 0 Z N"/></draw:custom-shape><draw:custom-shape draw:style-name="Mgr3" draw:text-style-name="MP4" svg:width="3.149cm" svg:height="0.763cm" svg:x="0.781cm" svg:y="-0.485cm"><text:p text:style-name="MP3">ALOES</text:p>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Mgr4" draw:text-style-name="MP6" svg:width="6.351cm" svg:height="0.763cm" svg:x="0.014cm" svg:y="0.531cm"><draw:text-box><text:p text:style-name="MP5"><text:span text:style-name="MT1">Siège social : 4, </text:span><text:span text:style-name="MT1">place Édouard </text:span><text:span text:style-name="MT1">Branly - Metz</text:span></text:p></draw:text-box></draw:frame></draw:g><text:s/></text:p>
        <text:p text:style-name="MP7"><text:span text:style-name="MT2">Fait à Metz, le </text:span><text:span text:style-name="MT2"><text:text-input text:description="">{{now|format_date}}</text:text-inpu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7-29T23:23:00</meta:creation-date>
    <dc:date>2019-06-20T18:18:09.737615846</dc:date>
    <meta:editing-cycles>46</meta:editing-cycles>
    <meta:editing-duration>PT1H25M9S</meta:editing-duration>
    <meta:generator>LibreOffice/6.2.2.2$Linux_X86_64 LibreOffice_project/20$Build-2</meta:generator>
    <meta:document-statistic meta:table-count="0" meta:image-count="0" meta:object-count="0" meta:page-count="2" meta:paragraph-count="42" meta:word-count="381" meta:character-count="2039" meta:non-whitespace-character-count="1843"/>
    <meta:user-defined meta:name="Operator">USER</meta:user-defined>
  </office:meta>
</office:document-meta>
</file>